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kumentačnímu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sledek</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e nastavení s možnostmi</text:p>
            </table:table-cell>
          </table:table-row>
          <table:table-row table:style-name="Table2.1">
            <table:table-cell table:style-name="Table2.A2" office:value-type="string">
              <text:p text:style-name="P38"><text:span text:style-name="OOoKeystroke">Klik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další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 + <text:span text:style-name="LOKeystroke">⌘</text:span> + <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 + 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program pro zpracování textu)<text:tab/>5</text:a></text:p>
            <text:p text:style-name="P107"><text:a xlink:type="simple" xlink:href="#__RefHeading__22009_697337876" text:style-name="Internet_20_link" text:visited-style-name="Internet_20_link">Calc (tabulkový kalkulátor)<text:tab/>5</text:a></text:p>
            <text:p text:style-name="P107"><text:a xlink:type="simple" xlink:href="#__RefHeading__22011_697337876" text:style-name="Internet_20_link" text:visited-style-name="Internet_20_link">Impress (program na tvorbu prezentací)<text:tab/>5</text:a></text:p>
            <text:p text:style-name="P107"><text:a xlink:type="simple" xlink:href="#__RefHeading__22013_697337876" text:style-name="Internet_20_link" text:visited-style-name="Internet_20_link">Draw (program na kreslení vektorové grafiky)<text:tab/>5</text:a></text:p>
            <text:p text:style-name="P107"><text:a xlink:type="simple" xlink:href="#__RefHeading__22015_697337876" text:style-name="Internet_20_link" text:visited-style-name="Internet_20_link">Base (databázový program)<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program pro zpracování textu)<text:bookmark-end text:name="__RefHeading__22007_697337876"/></text:h>
      <text:p text:style-name="P15">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kalkulátor)<text:bookmark-end text:name="__RefHeading__22009_697337876"/></text:h>
      <text:p text:style-name="P15">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ogram na tvorbu prezentací)<text:bookmark-end text:name="__RefHeading__22011_697337876"/></text:h>
      <text:p text:style-name="P15">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program na kreslení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Base (databázový program)<text:bookmark-end text:name="__RefHeading__22015_697337876"/></text:h>
      <text:p text:style-name="P15">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Program Bas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Moduly balíku LibreOffice jsou navzájem velmi dobře propojeny.</text:p>
        </text:list-item>
      </text:list>
      <text:list xml:id="list6196679856531036463" text:style-name="OOoBullets_20_2">
        <text:list-item>
          <text:list>
            <text:list-item>
              <text:p text:style-name="P136">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program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souborů balíku LibreOffice neasociova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program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ikon,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modul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konkrétním modul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se nacházejí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klepneme na ikonu <text:span text:style-name="OO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96">Pokud je v LibreOffice již otevřen nějaký dokument, klepneme na trojúhelníček napravo od ikony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Shift+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Klepneme na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X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